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start="StrokedTriangle" draw:textarea-horizontal-align="center" draw:textarea-vertical-align="bottom"/>
    </style:style>
    <style:style style:name="gr3" style:family="graphic" style:parent-style-name="standard">
      <style:graphic-properties draw:marker-start="FilledDiamond" draw:textarea-horizontal-align="center" draw:textarea-vertical-align="bottom"/>
    </style:style>
    <style:style style:name="gr4" style:family="graphic" style:parent-style-name="standard">
      <style:graphic-properties draw:marker-start="Arrowheads_20_2" draw:textarea-horizontal-align="center" draw:textarea-vertical-align="botto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style:text-underline-style="solid" style:text-underline-width="auto" style:text-underline-color="font-color"/>
    </style:style>
    <style:style style:name="P7" style:family="paragraph">
      <style:text-properties fo:font-size="8pt" style:text-underline-style="solid" style:text-underline-width="auto" style:text-underline-color="font-color" style:font-size-asian="8pt" style:font-size-complex="8pt"/>
    </style:style>
    <style:style style:name="T1" style:family="text">
      <style:text-properties fo:font-size="8pt" style:text-underline-style="solid" style:text-underline-width="auto" style:text-underline-color="font-color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9.886cm" svg:y1="12.36cm" svg:x2="19.839cm" svg:y2="12.383cm" svg:d="m19886 12360h-23v23h-24">
          <text:p/>
        </draw:connector>
        <draw:connector draw:style-name="gr2" draw:text-style-name="P2" draw:layer="layout" svg:x1="6.2cm" svg:y1="8.799cm" svg:x2="6.2cm" svg:y2="9.5cm" draw:start-shape="id1" draw:start-glue-point="2" draw:end-shape="id2" draw:end-glue-point="0" svg:d="m6200 8799v701">
          <text:p/>
        </draw:connector>
        <draw:g draw:id="id2">
          <draw:custom-shape draw:name="ClassName" draw:style-name="SolidLine" draw:text-style-name="P3" draw:layer="layout" svg:width="6cm" svg:height="1.91cm" svg:x="3.2cm" svg:y="10.09cm">
            <text:p text:style-name="P2"/>
            <text:p text:style-name="P2">ResesarcherProfileDocument</text:p>
            <text:p text:style-name="P2"/>
            <text:p text:style-name="P2">AllResearchersProfileDocument</text:p>
            <text:p text:style-name="P2"/>
            <draw:enhanced-geometry svg:viewBox="0 0 1000 404" draw:text-areas="0 0 1000 404" draw:type="NonPrimitive" draw:enhanced-path="M 1000 404 L 1000 0 0 0 0 404 Z"/>
          </draw:custom-shape>
          <draw:custom-shape draw:name="ClassName" draw:style-name="SolidLine" draw:text-style-name="P3" draw:layer="layout" svg:width="6cm" svg:height="0.731cm" svg:x="3.2cm" svg:y="9.5cm">
            <text:p text:style-name="P2">researcherprofile.py</text:p>
            <draw:enhanced-geometry svg:viewBox="0 0 1000 404" draw:text-areas="0 0 1000 404" draw:type="NonPrimitive" draw:enhanced-path="M 1000 404 L 1000 0 0 0 0 404 Z"/>
          </draw:custom-shape>
        </draw:g>
        <draw:custom-shape draw:name="ClassName" draw:style-name="SolidLine" draw:text-style-name="P4" draw:id="id3" draw:layer="layout" svg:width="3.5cm" svg:height="1.5cm" svg:x="11.5cm" svg:y="10cm">
          <text:p text:style-name="P2">researcherNode.py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onnector draw:style-name="gr3" draw:text-style-name="P2" draw:layer="layout" svg:x1="9.2cm" svg:y1="10.75cm" svg:x2="11.5cm" svg:y2="10.75cm" draw:start-shape="id2" draw:start-glue-point="1" draw:end-shape="id3" draw:end-glue-point="3" svg:d="m9200 10750h2300">
          <text:p/>
        </draw:connector>
        <draw:g draw:id="id1">
          <draw:custom-shape draw:name="ClassName" draw:style-name="SolidLine" draw:text-style-name="P6" draw:layer="layout" svg:width="6cm" svg:height="1.299cm" svg:x="3.2cm" svg:y="7.5cm">
            <text:p text:style-name="P5"/>
            <text:p text:style-name="P5"/>
            <text:p text:style-name="P5">RdfExporter</text:p>
            <text:p text:style-name="P5"/>
            <text:p text:style-name="P5"/>
            <text:p text:style-name="P5"/>
            <draw:enhanced-geometry svg:viewBox="0 0 1000 404" draw:mirror-horizontal="false" draw:mirror-vertical="false" draw:text-areas="0 0 1000 404" draw:type="NonPrimitive" draw:enhanced-path="M 1000 404 L 1000 0 0 0 0 404 Z"/>
          </draw:custom-shape>
          <draw:custom-shape draw:name="ClassName" draw:style-name="SolidLine" draw:text-style-name="P6" draw:layer="layout" svg:width="6cm" svg:height="0.497cm" svg:x="3.2cm" svg:y="7cm">
            <text:p text:style-name="P5">rdfexporter.py</text:p>
            <draw:enhanced-geometry svg:viewBox="0 0 1000 404" draw:mirror-horizontal="false" draw:mirror-vertical="false" draw:text-areas="0 0 1000 404" draw:type="NonPrimitive" draw:enhanced-path="M 1000 404 L 1000 0 0 0 0 404 Z"/>
          </draw:custom-shape>
        </draw:g>
        <draw:custom-shape draw:name="ClassName" draw:style-name="SolidLine" draw:text-style-name="P4" draw:id="id17" draw:layer="layout" svg:width="3.5cm" svg:height="0.5cm" svg:x="18.1cm" svg:y="6.2cm">
          <text:p text:style-name="P2">assistant.py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4" draw:id="id16" draw:layer="layout" svg:width="3.5cm" svg:height="0.5cm" svg:x="18.1cm" svg:y="7cm">
          <text:p text:style-name="P2">awards.py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4" draw:id="id15" draw:layer="layout" svg:width="3.5cm" svg:height="0.5cm" svg:x="18.1cm" svg:y="7.8cm">
          <text:p text:style-name="P2">base.py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onnector draw:style-name="gr1" draw:text-style-name="P1" draw:layer="layout" svg:x1="19.639cm" svg:y1="10.36cm" svg:x2="19.686cm" svg:y2="10.383cm" svg:d="m19639 10360h24v23h23">
          <text:p/>
        </draw:connector>
        <draw:custom-shape draw:name="ClassName" draw:style-name="SolidLine" draw:text-style-name="P4" draw:id="id14" draw:layer="layout" svg:width="3.5cm" svg:height="0.5cm" svg:x="18.1cm" svg:y="9.3cm">
          <text:p text:style-name="P2">collaborators.py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onnector draw:style-name="gr1" draw:text-style-name="P1" draw:layer="layout" svg:x1="19.486cm" svg:y1="11.2cm" svg:x2="19.439cm" svg:y2="11.223cm" svg:d="m19486 11200h-23v23h-24">
          <text:p/>
        </draw:connector>
        <draw:connector draw:style-name="gr1" draw:text-style-name="P1" draw:layer="layout" svg:x1="19.686cm" svg:y1="11.95cm" svg:x2="19.639cm" svg:y2="11.973cm" svg:d="m19686 11950h-23v23h-24">
          <text:p/>
        </draw:connector>
        <draw:custom-shape draw:name="ClassName" draw:style-name="SolidLine" draw:text-style-name="P4" draw:id="id5" draw:layer="layout" svg:width="3.5cm" svg:height="0.5cm" svg:x="18.1cm" svg:y="8.5cm">
          <text:p text:style-name="P2">college.py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4" draw:id="id9" draw:layer="layout" svg:width="3.5cm" svg:height="0.5cm" svg:x="18.1cm" svg:y="11.8cm">
          <text:p text:style-name="P2">image.py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4" draw:id="id10" draw:layer="layout" svg:width="3.5cm" svg:height="0.5cm" svg:x="18.1cm" svg:y="15.1cm">
          <text:p text:style-name="P2">keywords.py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4" draw:id="id8" draw:layer="layout" svg:width="3.5cm" svg:height="0.5cm" svg:x="18.1cm" svg:y="11cm">
          <text:p text:style-name="P2">funding.py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4" draw:id="id11" draw:layer="layout" svg:width="3.5cm" svg:height="0.5cm" svg:x="18.1cm" svg:y="13.4cm">
          <text:p text:style-name="P2">researchsummary.py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4" draw:id="id12" draw:layer="layout" svg:width="3.5cm" svg:height="0.5cm" svg:x="18.1cm" svg:y="14.2cm">
          <text:p text:style-name="P2">themes.py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4" draw:id="id13" draw:layer="layout" svg:width="3.5cm" svg:height="0.5cm" svg:x="18.1cm" svg:y="12.6cm">
          <text:p text:style-name="P2">webauth.py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4" draw:id="id6" draw:layer="layout" svg:width="3.5cm" svg:height="0.5cm" svg:x="23.5cm" svg:y="9.7cm">
          <text:p text:style-name="P2">map_departmenturis.py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4" draw:id="id18" draw:layer="layout" svg:width="3.5cm" svg:height="0.5cm" svg:x="18.1cm" svg:y="18cm">
          <text:p text:style-name="P2">utilities.py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4" draw:id="id4" draw:layer="layout" svg:width="3.5cm" svg:height="0.5cm" svg:x="23.5cm" svg:y="8.5cm">
          <text:p text:style-name="P2">map_collegeuris.py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onnector draw:style-name="gr4" draw:text-style-name="P2" draw:layer="layout" svg:x1="23.5cm" svg:y1="8.75cm" svg:x2="21.6cm" svg:y2="8.75cm" draw:start-shape="id4" draw:start-glue-point="3" draw:end-shape="id5" draw:end-glue-point="1" svg:d="m23500 8750h-1900">
          <text:p/>
        </draw:connector>
        <draw:connector draw:style-name="gr4" draw:text-style-name="P2" draw:layer="layout" svg:x1="23.5cm" svg:y1="9.95cm" svg:x2="21.6cm" svg:y2="10.2cm" draw:start-shape="id6" draw:start-glue-point="3" draw:end-shape="id7" draw:end-glue-point="5" svg:d="m23500 9950h-949v250h-951">
          <text:p/>
        </draw:connector>
        <draw:connector draw:style-name="gr3" draw:text-style-name="P2" draw:layer="layout" svg:x1="15cm" svg:y1="10.75cm" svg:x2="18.1cm" svg:y2="8.75cm" draw:start-shape="id3" draw:start-glue-point="1" draw:end-shape="id5" draw:end-glue-point="3" svg:d="m15000 10750h1551v-2000h1549">
          <text:p/>
        </draw:connector>
        <draw:connector draw:style-name="gr3" draw:text-style-name="P2" draw:layer="layout" svg:x1="15cm" svg:y1="10.75cm" svg:x2="18.1cm" svg:y2="10.45cm" draw:start-shape="id3" draw:start-glue-point="1" draw:end-shape="id7" svg:d="m15000 10750h1551v-300h1549">
          <text:p/>
        </draw:connector>
        <draw:connector draw:style-name="gr3" draw:text-style-name="P2" draw:layer="layout" svg:x1="15cm" svg:y1="10.75cm" svg:x2="18.1cm" svg:y2="11.25cm" draw:start-shape="id3" draw:start-glue-point="1" draw:end-shape="id8" draw:end-glue-point="3" svg:d="m15000 10750h1551v500h1549">
          <text:p/>
        </draw:connector>
        <draw:connector draw:style-name="gr3" draw:text-style-name="P2" draw:layer="layout" svg:x1="15cm" svg:y1="10.75cm" svg:x2="18.1cm" svg:y2="12.05cm" draw:start-shape="id3" draw:start-glue-point="1" draw:end-shape="id9" draw:end-glue-point="3" svg:d="m15000 10750h1551v1300h1549">
          <text:p/>
        </draw:connector>
        <draw:connector draw:style-name="gr3" draw:text-style-name="P2" draw:layer="layout" svg:x1="15cm" svg:y1="10.75cm" svg:x2="18.1cm" svg:y2="15.35cm" draw:start-shape="id3" draw:start-glue-point="1" draw:end-shape="id10" draw:end-glue-point="3" svg:d="m15000 10750h1551v4600h1549">
          <text:p/>
        </draw:connector>
        <draw:connector draw:style-name="gr3" draw:text-style-name="P2" draw:layer="layout" svg:x1="15cm" svg:y1="10.75cm" svg:x2="18.1cm" svg:y2="13.65cm" draw:start-shape="id3" draw:start-glue-point="1" draw:end-shape="id11" draw:end-glue-point="3" svg:d="m15000 10750h1551v2900h1549">
          <text:p/>
        </draw:connector>
        <draw:connector draw:style-name="gr3" draw:text-style-name="P2" draw:layer="layout" svg:x1="15cm" svg:y1="10.75cm" svg:x2="18.1cm" svg:y2="14.45cm" draw:start-shape="id3" draw:start-glue-point="1" draw:end-shape="id12" draw:end-glue-point="3" svg:d="m15000 10750h1551v3700h1549">
          <text:p/>
        </draw:connector>
        <draw:connector draw:style-name="gr3" draw:text-style-name="P2" draw:layer="layout" svg:x1="15cm" svg:y1="10.75cm" svg:x2="18.1cm" svg:y2="12.85cm" draw:start-shape="id3" draw:start-glue-point="1" draw:end-shape="id13" draw:end-glue-point="3" svg:d="m15000 10750h1551v2100h1549">
          <text:p/>
        </draw:connector>
        <draw:connector draw:style-name="gr3" draw:text-style-name="P2" draw:layer="layout" svg:x1="15cm" svg:y1="10.75cm" svg:x2="18.1cm" svg:y2="9.55cm" draw:start-shape="id3" draw:start-glue-point="1" draw:end-shape="id14" draw:end-glue-point="3" svg:d="m15000 10750h1551v-1200h1549">
          <text:p/>
        </draw:connector>
        <draw:connector draw:style-name="gr3" draw:text-style-name="P2" draw:layer="layout" svg:x1="15cm" svg:y1="10.75cm" svg:x2="18.1cm" svg:y2="8.05cm" draw:start-shape="id3" draw:start-glue-point="1" draw:end-shape="id15" draw:end-glue-point="3" svg:d="m15000 10750h1551v-2700h1549">
          <text:p/>
        </draw:connector>
        <draw:connector draw:style-name="gr3" draw:text-style-name="P2" draw:layer="layout" svg:x1="15cm" svg:y1="10.75cm" svg:x2="18.1cm" svg:y2="7.25cm" draw:start-shape="id3" draw:start-glue-point="1" draw:end-shape="id16" draw:end-glue-point="3" svg:d="m15000 10750h1551v-3500h1549">
          <text:p/>
        </draw:connector>
        <draw:connector draw:style-name="gr3" draw:text-style-name="P2" draw:layer="layout" svg:x1="15cm" svg:y1="10.75cm" svg:x2="18.1cm" svg:y2="6.45cm" draw:start-shape="id3" draw:start-glue-point="1" draw:end-shape="id17" draw:end-glue-point="3" svg:d="m15000 10750h1551v-4300h1549">
          <text:p/>
        </draw:connector>
        <draw:frame draw:style-name="gr5" draw:text-style-name="P7" draw:layer="layout" svg:width="13cm" svg:height="1cm" svg:x="2.9cm" svg:y="2cm">
          <draw:text-box>
            <text:p><text:span text:style-name="T1">Researcher profile RDF exporter – UML class diagram</text:span></text:p>
            <text:p><text:span text:style-name="T1">KP 21 July 09</text:span></text:p>
          </draw:text-box>
        </draw:frame>
        <draw:connector draw:style-name="gr4" draw:text-style-name="P2" draw:layer="layout" svg:x1="18.1cm" svg:y1="18.25cm" svg:x2="13.25cm" svg:y2="11.5cm" draw:start-shape="id18" draw:start-glue-point="3" draw:end-shape="id3" draw:end-glue-point="2" svg:d="m18100 18250h-4850v-6750">
          <text:p/>
        </draw:connector>
        <draw:custom-shape draw:name="ClassName" draw:style-name="SolidLine" draw:text-style-name="P4" draw:id="id19" draw:layer="layout" svg:width="3.5cm" svg:height="0.5cm" svg:x="23.5cm" svg:y="10.7cm">
          <text:p text:style-name="P2">webpresence.py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onnector draw:style-name="gr3" draw:text-style-name="P2" draw:layer="layout" svg:x1="21.6cm" svg:y1="10.7cm" svg:x2="23.5cm" svg:y2="10.95cm" draw:start-shape="id7" draw:start-glue-point="4" draw:end-shape="id19" draw:end-glue-point="3" svg:d="m21600 10700h951v250h949">
          <text:p/>
        </draw:connector>
        <draw:custom-shape draw:name="ClassName" draw:style-name="SolidLine" draw:text-style-name="P4" draw:id="id7" draw:layer="layout" svg:width="3.5cm" svg:height="0.5cm" svg:x="18.1cm" svg:y="10.2cm">
          <draw:glue-point draw:id="4" svg:x="5cm" svg:y="5cm"/>
          <draw:glue-point draw:id="5" svg:x="5cm" svg:y="-5cm"/>
          <text:p text:style-name="P2">departments.py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4" draw:id="id20" draw:layer="layout" svg:width="3.5cm" svg:height="0.5cm" svg:x="18.1cm" svg:y="15.9cm">
          <text:p text:style-name="P2">publications.py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onnector draw:style-name="gr3" draw:text-style-name="P2" draw:layer="layout" svg:x1="15cm" svg:y1="10.75cm" svg:x2="18.1cm" svg:y2="16.15cm" draw:start-shape="id3" draw:start-glue-point="1" draw:end-shape="id20" draw:end-glue-point="3" svg:d="m15000 10750h1551v5400h15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00 200" svg:d="m0 200 50-200 50 200h-4l-46-196-46 196z"/>
    <draw:marker draw:name="FilledDiamond" svg:viewBox="0 0 10 20" svg:d="m5 0 5 10-5 10-5-10z"/>
    <draw:marker draw:name="StrokedTriangle" svg:viewBox="0 0 100 100" svg:d="m0 100 50-100 50 96h-4l-46-92-46 92h96v4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07T17:45:27</meta:creation-date>
    <dc:date>2009-07-21T11:10:08</dc:date>
    <meta:editing-duration>PT21H50M47S</meta:editing-duration>
    <meta:editing-cycles>12</meta:editing-cycles>
    <meta:generator>OpenOffice.org/3.1$Unix OpenOffice.org_project/310m11$Build-9399</meta:generator>
    <meta:document-statistic meta:object-count="48"/>
  </office:meta>
</office:document-meta>
</file>